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tudio.code.org/projects/applab/Jn-lDaB6WZdjEBkWuo_TGNMLHA0AFS0mMhhlZR6CDQ8" text:style-name="Internet_20_link" text:visited-style-name="Visited_20_Internet_20_Link">https://studio.code.org/projects/applab/Jn-lDaB6WZdjEBkWuo_TGNMLHA0AFS0mMhhlZR6CDQ8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22:32:52.189199100</meta:creation-date>
    <meta:generator>LibreOffice/25.2.5.2$Windows_X86_64 LibreOffice_project/03d19516eb2e1dd5d4ccd751a0d6f35f35e08022</meta:generator>
    <dc:date>2025-09-16T22:35:16.774406900</dc:date>
    <meta:editing-duration>PT2M24S</meta:editing-duration>
    <meta:editing-cycles>1</meta:editing-cycles>
    <meta:document-statistic meta:table-count="0" meta:image-count="0" meta:object-count="0" meta:page-count="1" meta:paragraph-count="1" meta:word-count="1" meta:character-count="83" meta:non-whitespace-character-count="83"/>
  </office:meta>
</office:document-meta>
</file>